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egoe UI" svg:font-family="'Segoe UI'"/>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mic Sans MS"/>
    </style:style>
    <style:style style:name="P2" style:family="paragraph" style:parent-style-name="Standard">
      <style:text-properties style:font-name="Comic Sans MS" fo:language="en" fo:country="GB" style:language-asian="zxx" style:country-asian="none" style:language-complex="zxx" style:country-complex="none"/>
    </style:style>
    <style:style style:name="P3" style:family="paragraph" style:parent-style-name="Standard">
      <style:text-properties style:font-name="Comic Sans MS" fo:language="en" fo:country="GB" fo:font-weight="bold" style:language-asian="zxx" style:country-asian="none" style:font-weight-asian="bold" style:language-complex="zxx" style:country-complex="none" style:font-weight-complex="bold"/>
    </style:style>
    <style:style style:name="P4" style:family="paragraph" style:parent-style-name="Standard">
      <style:paragraph-properties fo:text-align="center" style:justify-single-word="false"/>
      <style:text-properties style:font-name="Comic Sans MS" fo:font-size="18pt" fo:language="en" fo:country="GB" fo:font-weight="bold" style:font-size-asian="18pt" style:language-asian="zxx" style:country-asian="none" style:font-weight-asian="bold" style:font-size-complex="18pt" style:language-complex="zxx" style:country-complex="none" style:font-weight-complex="bold"/>
    </style:style>
    <style:style style:name="P5" style:family="paragraph" style:parent-style-name="Standard">
      <style:text-properties fo:color="#000000" style:font-name="Consolas" fo:font-size="9.5pt" fo:language="en" fo:country="GB" style:font-name-asian="Consolas" style:font-size-asian="9.5pt" style:language-asian="zxx" style:country-asian="none" style:font-name-complex="Consolas" style:font-size-complex="9.5pt" style:language-complex="zxx" style:country-complex="none"/>
    </style:style>
    <style:style style:name="P6" style:family="paragraph" style:parent-style-name="Standard">
      <style:text-properties fo:color="#000000" style:font-name="Segoe UI" fo:font-size="9pt" fo:language="en" fo:country="US" style:language-asian="zxx" style:country-asian="none" style:language-complex="zxx" style:country-complex="none"/>
    </style:style>
    <style:style style:name="P7" style:family="paragraph" style:parent-style-name="Standard">
      <style:paragraph-properties style:text-autospace="none"/>
    </style:style>
    <style:style style:name="P8" style:family="paragraph" style:parent-style-name="Text_20_body">
      <style:text-properties style:font-name="Comic Sans MS" fo:language="en" fo:country="GB" style:language-asian="zxx" style:country-asian="none" style:language-complex="zxx" style:country-complex="none"/>
    </style:style>
    <style:style style:name="P9" style:family="paragraph" style:parent-style-name="Preformatted_20_Text">
      <style:text-properties style:font-name="Comic Sans MS" fo:language="en" fo:country="GB" style:language-asian="zxx" style:country-asian="none" style:language-complex="zxx" style:country-complex="none"/>
    </style:style>
    <style:style style:name="P10" style:family="paragraph" style:parent-style-name="Standard">
      <style:text-properties style:font-name="Comic Sans MS" fo:language="en" fo:country="GB" style:language-asian="zxx" style:country-asian="none" style:language-complex="zxx" style:country-complex="none"/>
    </style:style>
    <style:style style:name="P11" style:family="paragraph" style:parent-style-name="Standard">
      <style:text-properties style:font-name="Comic Sans MS" fo:language="en" fo:country="GB" fo:font-weight="bold" style:language-asian="zxx" style:country-asian="none" style:font-weight-asian="bold" style:language-complex="zxx" style:country-complex="none" style:font-weight-complex="bold"/>
    </style:style>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000000" style:font-name="Consolas" fo:font-size="14pt" fo:font-weight="bold" style:font-name-asian="Consolas" style:font-size-asian="14pt" style:font-weight-asian="bold" style:font-name-complex="Consolas" style:font-size-complex="14pt" style:font-weight-complex="bold"/>
    </style:style>
    <style:style style:name="T3" style:family="text">
      <style:text-properties fo:color="#0000ff" style:font-name="Consolas" fo:font-size="9.5pt" style:font-name-asian="Consolas" style:font-size-asian="9.5pt" style:font-name-complex="Consolas" style:font-size-complex="9.5pt"/>
    </style:style>
    <style:style style:name="T4" style:family="text">
      <style:text-properties fo:language="en" fo:country="GB" style:language-asian="zxx" style:country-asian="none" style:language-complex="zxx" style:country-complex="none"/>
    </style:style>
    <style:style style:name="T5"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APP Developer</text:p>
      <text:p text:style-name="P2"/>
      <text:p text:style-name="P2"/>
      <text:p text:style-name="P2"/>
      <text:p text:style-name="P2">My journey in APP development!</text:p>
      <text:p text:style-name="P2"/>
      <text:p text:style-name="P2"/>
      <text:p text:style-name="P3">03 01 2021</text:p>
      <text:p text:style-name="P2">11:03 – First, do some research!</text:p>
      <text:p text:style-name="P2">What do I need to use and know to make apps????</text:p>
      <text:p text:style-name="P2"/>
      <text:p text:style-name="P2">C# can be used :D</text:p>
      <text:p text:style-name="P2"><text:a xlink:type="simple" xlink:href="https://www.androidauthority.com/learn-c-programming-for-android-970854/" text:style-name="Internet_20_link" text:visited-style-name="Visited_20_Internet_20_Link">https://www.androidauthority.com/learn-c-programming-for-android-970854/</text:a> </text:p>
      <text:p text:style-name="P2"/>
      <text:p text:style-name="P2"/>
      <text:p text:style-name="P3">04 01 2021</text:p>
      <text:p text:style-name="P2">19:11 – Okay, so I need to use Xamarin in Visual Studio, to be able to create apps in C#</text:p>
      <text:p text:style-name="P2">course: <text:a xlink:type="simple" xlink:href="https://www.youtube.com/playlist?list=PLdo4fOcmZ0oU10SXt2W58pu2L0v2dOW-1" text:style-name="Internet_20_link" text:visited-style-name="Visited_20_Internet_20_Link">https://www.youtube.com/playlist?list=PLdo4fOcmZ0oU10SXt2W58pu2L0v2dOW-1</text:a></text:p>
      <text:p text:style-name="P2">source code:</text:p>
      <text:p text:style-name="P2"><text:a xlink:type="simple" xlink:href="https://github.com/codemillmatt/xamarin-101/tree/master/coded-ui-navigation" text:style-name="Internet_20_link" text:visited-style-name="Visited_20_Internet_20_Link">https://github.com/codemillmatt/xamarin-101/tree/master/coded-ui-navigation</text:a> </text:p>
      <text:p text:style-name="P2"/>
      <text:p text:style-name="P2"/>
      <text:p text:style-name="P2"><text:a xlink:type="simple" xlink:href="https://www.youtube.com/watch?v=C5DHkIcIIgc&amp;list=PLV916idiqLvcKS1JY3S3jHWx9ELGJ1cJB" text:style-name="Internet_20_link" text:visited-style-name="Visited_20_Internet_20_Link">https://www.youtube.com/watch?v=C5DHkIcIIgc&amp;list=PLV916idiqLvcKS1JY3S3jHWx9ELGJ1cJB</text:a> </text:p>
      <text:p text:style-name="P2"/>
      <text:p text:style-name="P2"/>
      <text:p text:style-name="P3">05 01 2021</text:p>
      <text:p text:style-name="P2">09:20 – Okay, let's get learning!!!</text:p>
      <text:p text:style-name="P2">See how long it takes before I can make a start on the music alarm clock!</text:p>
      <text:p text:style-name="P2"/>
      <text:p text:style-name="P2">15:44 – I now have all the required software installed: Xamarin and Android emulator.</text:p>
      <text:p text:style-name="P2">PROBLEM: The app is not running on the emulator!!! :( </text:p>
      <text:p text:style-name="P2"/>
      <text:p text:style-name="P2">16:19 – Woohoo!!!! It is running on the emulator!!!</text:p>
      <text:p text:style-name="P2">I had not run the program in VS!!!! Big DOH!</text:p>
      <text:p text:style-name="P2"/>
      <text:p text:style-name="P2"/>
      <text:p text:style-name="P3">07 01 2021</text:p>
      <text:p text:style-name="P2">12:52 – That dotNet course is wasting my time. It has to be the worst course ever!</text:p>
      <text:p text:style-name="P2"><text:soft-page-break/>The free book I got from Amazon seems a lot better, I'll work through that, and I'll also check out the other YT course!</text:p>
      <text:p text:style-name="P2"/>
      <text:p text:style-name="P2">Damn, that other YT tutorial's content is out of date!</text:p>
      <text:p text:style-name="P2"/>
      <text:p text:style-name="P2"/>
      <text:p text:style-name="P2">13:32 – Okay, I am going to just make a start on my arlam clock app, and just look up things that I want to implement.</text:p>
      <text:p text:style-name="P2">First of all, I'll just run through the rest of the dotNext videos, without actually implementing the code.</text:p>
      <text:p text:style-name="P2"/>
      <text:p text:style-name="P2">14:09 – dotNET tutorial completed!</text:p>
      <text:p text:style-name="P2">NEXT: Make a start on the music alarm clock app!!!</text:p>
      <text:p text:style-name="P2"/>
      <text:p text:style-name="P2"/>
      <text:p text:style-name="P3">08 01 2021</text:p>
      <text:p text:style-name="P2">09:18 – Now to add an input box, which will be used to enter the time the alarm will go off.</text:p>
      <text:p text:style-name="P2"/>
      <text:p text:style-name="P2">Entry</text:p>
      <text:p text:style-name="P2"><text:a xlink:type="simple" xlink:href="https://docs.microsoft.com/en-us/xamarin/get-started/tutorials/entry/?tabs=vswin&amp;tutorial-step=1" text:style-name="Internet_20_link" text:visited-style-name="Visited_20_Internet_20_Link">https://docs.microsoft.com/en-us/xamarin/get-started/tutorials/entry/?tabs=vswin&amp;tutorial-step=1</text:a> </text:p>
      <text:p text:style-name="P2">Editor</text:p>
      <text:p text:style-name="P2"><text:a xlink:type="simple" xlink:href="https://docs.microsoft.com/en-us/xamarin/get-started/tutorials/editor/?tabs=vswin&amp;tutorial-step=1" text:style-name="Internet_20_link" text:visited-style-name="Visited_20_Internet_20_Link">https://docs.microsoft.com/en-us/xamarin/get-started/tutorials/editor/?tabs=vswin&amp;tutorial-step=1</text:a> </text:p>
      <text:p text:style-name="P2"/>
      <text:p text:style-name="P2">14:32 – Time entry has now been implemented. This will need to be restricted between 00 and 23 for the hours and 00 and 59 for the minutes</text:p>
      <text:p text:style-name="P2"/>
      <text:p text:style-name="P2">15:14 – Time entry restriction implemented!</text:p>
      <text:p text:style-name="P2">NEXT: Implement the timer – I presume we have to get it to regularly check the internal clock/time</text:p>
      <text:p text:style-name="P2">So, how do we query the time?</text:p>
      <text:p text:style-name="P2"/>
      <text:p text:style-name="P2">15:33 – I can now query the current time:</text:p>
      <text:p text:style-name="P5"><text:s text:c="12"/>DateTime localDate = DateTime.Now;</text:p>
      <text:p text:style-name="P7"><text:span text:style-name="T1"><text:s text:c="12"/></text:span><text:span text:style-name="T3">int</text:span><text:span text:style-name="T1"> hour = localDate.Hour;</text:span></text:p>
      <text:p text:style-name="P7"><text:span text:style-name="T1"><text:s text:c="12"/></text:span><text:span text:style-name="T3">int</text:span><text:span text:style-name="T1"> minutes = localDate.Minute;</text:span></text:p>
      <text:p text:style-name="P2"/>
      <text:p text:style-name="P2">NEXT: Write code to make it set off an alarm at the desired time.</text:p>
      <text:p text:style-name="P2"/>
      <text:p text:style-name="P2">18:56 – Having problems with getting it to change focus or not!!!</text:p>
      <text:p text:style-name="P2"/>
      <text:p text:style-name="P2"/>
      <text:p text:style-name="P3"><text:soft-page-break/>09 01 2021</text:p>
      <text:p text:style-name="P2">10:42 – This change focus/local variable losing value is making me confuzzled!!!!</text:p>
      <text:p text:style-name="P2"/>
      <text:p text:style-name="P2"/>
      <text:p text:style-name="P3">10 01 2021</text:p>
      <text:p text:style-name="P2">09:00 – Okay, what to do now??????</text:p>
      <text:p text:style-name="P2"/>
      <text:p text:style-name="P2">10:38 – Made more changes to the time entry (fault prevention).</text:p>
      <text:p text:style-name="P2">NEXT: Make the alarm go off at the desired time – have it change some text!</text:p>
      <text:p text:style-name="P2"/>
      <text:p text:style-name="P2">15:20 – I now have the alarm going off when the actual time is the same as the alarm time :D</text:p>
      <text:p text:style-name="P2">NEXT: Get it to play a song!</text:p>
      <text:p text:style-name="P2"/>
      <text:p text:style-name="P2"/>
      <text:p text:style-name="P3">11 01 2021</text:p>
      <text:p text:style-name="P2">09:30 – Okay, so how do we get it to play music??????</text:p>
      <text:p text:style-name="P2"><text:a xlink:type="simple" xlink:href="https://forums.xamarin.com/discussion/170646/how-to-play-audio-in-xamarin-forms" text:style-name="Internet_20_link" text:visited-style-name="Visited_20_Internet_20_Link">https://forums.xamarin.com/discussion/170646/how-to-play-audio-in-xamarin-forms</text:a> </text:p>
      <text:p text:style-name="P2"/>
      <text:p text:style-name="P2"><text:a xlink:type="simple" xlink:href="https://devblogs.microsoft.com/xamarin/adding-sound-xamarin-forms-app/" text:style-name="Internet_20_link" text:visited-style-name="Visited_20_Internet_20_Link">https://devblogs.microsoft.com/xamarin/adding-sound-xamarin-forms-app/</text:a> </text:p>
      <text:p text:style-name="P2"/>
      <text:p text:style-name="P2"><text:a xlink:type="simple" xlink:href="https://www.nuget.org/packages/Xam.Plugin.SimpleAudioPlayer" text:style-name="Internet_20_link" text:visited-style-name="Visited_20_Internet_20_Link">https://www.nuget.org/packages/Xam.Plugin.SimpleAudioPlayer</text:a> <text:s/></text:p>
      <text:p text:style-name="P2"/>
      <text:p text:style-name="P2">16:07 – Okay, I need to store the music files in a shared library, then they can be access by Android, iOS, and Windows systems.</text:p>
      <text:p text:style-name="P2">Okay, so how do I create a shared library, and how can I do this programmatically?</text:p>
      <text:p text:style-name="P2"><text:a xlink:type="simple" xlink:href="https://devblogs.microsoft.com/xamarin/adding-sound-xamarin-forms-app/" text:style-name="Internet_20_link" text:visited-style-name="Visited_20_Internet_20_Link">https://devblogs.microsoft.com/xamarin/adding-sound-xamarin-forms-app/</text:a> </text:p>
      <text:p text:style-name="P2"/>
      <text:p text:style-name="P2">Scrap the above!</text:p>
      <text:p text:style-name="P2">Here's a better plugin:</text:p>
      <text:p text:style-name="P2"><text:a xlink:type="simple" xlink:href="https://devblogs.microsoft.com/xamarin/play-audio-and-video-with-the-mediamanager-plugin-for-xamarin/" text:style-name="Internet_20_link" text:visited-style-name="Visited_20_Internet_20_Link">https://devblogs.microsoft.com/xamarin/play-audio-and-video-with-the-mediamanager-plugin-for-xamarin/</text:a></text:p>
      <text:p text:style-name="P2"/>
      <text:p text:style-name="P2"><text:a xlink:type="simple" xlink:href="https://github.com/Baseflow/XamarinMediaManager" text:style-name="Internet_20_link" text:visited-style-name="Visited_20_Internet_20_Link">https://github.com/Baseflow/XamarinMediaManager</text:a> </text:p>
      <text:p text:style-name="P2"/>
      <text:p text:style-name="P2"><text:a xlink:type="simple" xlink:href="https://www.nuget.org/packages?q=audio" text:style-name="Internet_20_link" text:visited-style-name="Visited_20_Internet_20_Link">https://www.nuget.org/packages?q=audio</text:a> </text:p>
      <text:p text:style-name="P2"/>
      <text:p text:style-name="P2">ExoPlayer</text:p>
      <text:p text:style-name="P2"><text:a xlink:type="simple" xlink:href="https://stackoverflow.com/questions/59510189/unable-to-import-package-com-google-android-exoplayer2-ext-mediasession-mediases" text:style-name="Internet_20_link" text:visited-style-name="Visited_20_Internet_20_Link">https://stackoverflow.com/questions/59510189/unable-to-import-package-com-google-android-exoplayer2-ext-mediasession-mediases</text:a></text:p>
      <text:p text:style-name="P2"/>
      <text:p text:style-name="P2"><text:a xlink:type="simple" xlink:href="https://github.com/google/ExoPlayer" text:style-name="Internet_20_link" text:visited-style-name="Visited_20_Internet_20_Link">https://github.com/google/ExoPlayer</text:a> </text:p>
      <text:p text:style-name="P2"><text:a xlink:type="simple" xlink:href="https://www.nuget.org/packages/Xam.Plugins.Android.ExoPlayer/" text:style-name="Internet_20_link" text:visited-style-name="Visited_20_Internet_20_Link">https://www.nuget.org/packages/Xam.Plugins.Android.ExoPlayer/</text:a> </text:p>
      <text:p text:style-name="P2"><text:soft-page-break/><text:a xlink:type="simple" xlink:href="https://github.com/Baseflow/ExoPlayerXamarin" text:style-name="Internet_20_link" text:visited-style-name="Visited_20_Internet_20_Link">https://github.com/Baseflow/ExoPlayerXamarin</text:a> </text:p>
      <text:p text:style-name="P2"/>
      <text:p text:style-name="P2"/>
      <text:p text:style-name="P3">12 01 2021</text:p>
      <text:p text:style-name="P2">07:48 – Xamarin has no audio API, so have to use DependencyService:</text:p>
      <text:p text:style-name="P2"><text:a xlink:type="simple" xlink:href="https://stackoverflow.com/questions/34256176/how-to-play-sounds-on-xamarin-forms" text:style-name="Internet_20_link" text:visited-style-name="Visited_20_Internet_20_Link">https://stackoverflow.com/questions/34256176/how-to-play-sounds-on-xamarin-forms</text:a> </text:p>
      <text:p text:style-name="P2">See further down that page.</text:p>
      <text:p text:style-name="P3"/>
      <text:p text:style-name="P3">HOW TO</text:p>
      <text:p text:style-name="P2"><text:a xlink:type="simple" xlink:href="https://www.codeproject.com/Articles/1088094/Playing-audio-mp-File-in-Xamarin-Forms" text:style-name="Internet_20_link" text:visited-style-name="Visited_20_Internet_20_Link">https://www.codeproject.com/Articles/1088094/Playing-audio-mp-File-in-Xamarin-Forms</text:a> </text:p>
      <text:p text:style-name="P2"/>
      <text:p text:style-name="P2">DependencyService:</text:p>
      <text:p text:style-name="P2"><text:a xlink:type="simple" xlink:href="https://docs.microsoft.com/en-gb/xamarin/xamarin-forms/app-fundamentals/dependency-service/introduction" text:style-name="Internet_20_link" text:visited-style-name="Visited_20_Internet_20_Link">https://docs.microsoft.com/en-gb/xamarin/xamarin-forms/app-fundamentals/dependency-service/introduction</text:a></text:p>
      <text:p text:style-name="P2"/>
      <text:p text:style-name="P2">11:28 – I now have it playing the song. The file had to be added to the Assets folder from within VS!!!</text:p>
      <text:p text:style-name="P2">Now, can I add a file to the Assets folder programmatically???????</text:p>
      <text:p text:style-name="P2"/>
      <text:p text:style-name="P2">13:43 – The Assets folder is read only at runtime! You cannot make any changes to it!</text:p>
      <text:p text:style-name="P2">Okay, so then how do I load a music file?</text:p>
      <text:p text:style-name="P2">Must be able to load up a file from any folder?</text:p>
      <text:p text:style-name="P2"/>
      <text:p text:style-name="P2">SteamReader?????</text:p>
      <text:p text:style-name="P2">Could this be used to get access to the file?</text:p>
      <text:p text:style-name="P2"/>
      <text:p text:style-name="P2">File storage and access</text:p>
      <text:p text:style-name="P2"><text:a xlink:type="simple" xlink:href="https://docs.microsoft.com/en-us/xamarin/android/platform/files/" text:style-name="Internet_20_link" text:visited-style-name="Visited_20_Internet_20_Link">https://docs.microsoft.com/en-us/xamarin/android/platform/files/</text:a></text:p>
      <text:p text:style-name="P2"/>
      <text:p text:style-name="P2">External storage</text:p>
      <text:p text:style-name="P2"><text:a xlink:type="simple" xlink:href="https://docs.microsoft.com/en-us/xamarin/android/platform/files/external-storage?tabs=windows" text:style-name="Internet_20_link" text:visited-style-name="Visited_20_Internet_20_Link">https://docs.microsoft.com/en-us/xamarin/android/platform/files/external-storage?tabs=windows</text:a> </text:p>
      <text:p text:style-name="P2"/>
      <text:p text:style-name="P2">File system helpers</text:p>
      <text:p text:style-name="P2"><text:a xlink:type="simple" xlink:href="https://docs.microsoft.com/en-us/xamarin/essentials/file-system-helpers?context=xamarin%2Fandroid&amp;tabs=android" text:style-name="Internet_20_link" text:visited-style-name="Visited_20_Internet_20_Link">https://docs.microsoft.com/en-us/xamarin/essentials/file-system-helpers?context=xamarin%2Fandroid&amp;tabs=android</text:a> </text:p>
      <text:p text:style-name="P2"/>
      <text:p text:style-name="P2"/>
      <text:p text:style-name="P2"/>
      <text:p text:style-name="P2"/>
      <text:p text:style-name="P2"/>
      <text:p text:style-name="P2"><text:soft-page-break/></text:p>
      <text:p text:style-name="P2">17:40 – Useful info:</text:p>
      <text:p text:style-name="P2"><text:a xlink:type="simple" xlink:href="https://forums.xamarin.com/discussion/6990/how-to-correctly-save-and-read-files" text:style-name="Internet_20_link" text:visited-style-name="Visited_20_Internet_20_Link">https://forums.xamarin.com/discussion/6990/how-to-correctly-save-and-read-files</text:a> </text:p>
      <text:p text:style-name="P8">Since this is the first hit with Google when looking for how to read/write to files, and since people looking that up may be Android file system newbs like me, I will awaken this older thread with a few bits that could have saved me an hour and every hour counts:</text:p>
      <text:p text:style-name="Text_20_body">1) <text:span text:style-name="Source_20_Text">string path = Environment.GetFolderPath(Environment.SpecialFolder.Personal)</text:span> is for internal files. By internal, I mean that they are saved where you won't be able to navigate to them unless you have a rooted phone. Your app can access files in this directory in code at runtime, but any external file explorer apps on your phone won't be able to (unless your phone is rooted).</text:p>
      <text:p text:style-name="Text_20_body">2) The <text:span text:style-name="Source_20_Text">Environment.ExternalStorageDirectory</text:span> mentioned by <text:a xlink:type="simple" xlink:href="https://forums.xamarin.com/profile/NickTalbot" text:style-name="Internet_20_link" text:visited-style-name="Visited_20_Internet_20_Link">@NickTalbot</text:a> is in <text:span text:style-name="Source_20_Text">Android.OS.Environment</text:span>...this is <text:span text:style-name="Strong_20_Emphasis">not</text:span> the same <text:span text:style-name="Source_20_Text">Environment</text:span> in <text:span text:style-name="Source_20_Text">Environment.GetFolderPath</text:span> or <text:span text:style-name="Source_20_Text">Environment.SpecialFolder.Personal</text:span>! The actual code you can use to get to "external storage" is <text:span text:style-name="Source_20_Text">var path = global::Android.OS.Environment.ExternalStorageDirectory.AbsolutePath;</text:span> (the global:: modifier is probably not necessary but it was in my case per a namespace conflict).</text:p>
      <text:p text:style-name="P2"/>
      <text:p text:style-name="P2">18:01 – The above nearly/seems to be working. I need to make it look at the Music folder!</text:p>
      <text:p text:style-name="P2"/>
      <text:p text:style-name="P2"/>
      <text:p text:style-name="P3">13 01 2021</text:p>
      <text:p text:style-name="P2">08:31 – Okay, let's see how much further I can get with this playing music!</text:p>
      <text:p text:style-name="P2"/>
      <text:p text:style-name="P2">10:02 – I now have it looking at the Music folder. Now I need to test it on an actual Android phone, as this cannot be tested on the PC – that path does not exist on the PC.</text:p>
      <text:p text:style-name="P2">NEXT: Test on mobile phone!</text:p>
      <text:p text:style-name="P2"/>
      <text:p text:style-name="P2">10:38 – I have added a method to turn the music playing off. I'll now commit what's been done to the GitHub repo, then find out how to test this on an actual phone!</text:p>
      <text:p text:style-name="P2"/>
      <text:p text:style-name="P1"><text:span text:style-name="T4">13:36 – Damn, </text:span><text:span text:style-name="T2">GetExternalStoragePublicDirectory</text:span><text:span text:style-name="T4"> is not giving the correct path it seems!</text:span></text:p>
      <text:p text:style-name="P2"/>
      <text:p text:style-name="P2">13:54 – It might be that the app has not got any rights to access the file!</text:p>
      <text:p text:style-name="P2">Need to set up a Manifest. AndroidManifest.xml under Properties</text:p>
      <text:p text:style-name="P2"/>
      <text:p text:style-name="P6"><text:span text:style-name="T5">Java.IO.FileNotFoundException:</text:span> '/storage/emulated/0/Music/TestSound.mp3'</text:p>
      <text:p text:style-name="P2"/>
      <text:p text:style-name="P2">AHHHHHHHHHHHHHHHHHHHHHHHHHH</text:p>
      <text:p text:style-name="P2"><text:soft-page-break/>Still not seeing the file!!!!!!</text:p>
      <text:p text:style-name="P2"/>
      <text:p text:style-name="P2">14:08 - Look at this:</text:p>
      <text:p text:style-name="P2"><text:a xlink:type="simple" xlink:href="https://stackoverflow.com/questions/44484330/how-to-list-internal-external-storage-files-absolute-path-in-xamarin-android/46517879" text:style-name="Internet_20_link" text:visited-style-name="Visited_20_Internet_20_Link">https://stackoverflow.com/questions/44484330/how-to-list-internal-external-storage-files-absolute-path-in-xamarin-android/46517879</text:a> </text:p>
      <text:p text:style-name="P2"/>
      <text:p text:style-name="P2"/>
      <text:p text:style-name="P2">Getting the path to the Music folder:</text:p>
      <text:p text:style-name="P2"><text:a xlink:type="simple" xlink:href="https://forums.xamarin.com/discussion/76346/how-to-get-the-music-folder-path-in-xamarin-android" text:style-name="Internet_20_link" text:visited-style-name="Visited_20_Internet_20_Link">https://forums.xamarin.com/discussion/76346/how-to-get-the-music-folder-path-in-xamarin-android</text:a> </text:p>
      <text:p text:style-name="P2"/>
      <text:p text:style-name="P2">19:34 – It failed to create a folder! I reckon it does not have the rights!!!!</text:p>
      <text:p text:style-name="P2"/>
      <text:p text:style-name="P2"/>
      <text:p text:style-name="P3">14 01 2021</text:p>
      <text:p text:style-name="P2">09:36 – I need to now implement checks to see if the app can access the phone:</text:p>
      <text:p text:style-name="P2">Does external storage exist?</text:p>
      <text:p text:style-name="P2">Do we have access rights to the file?</text:p>
      <text:p text:style-name="P2"/>
      <text:p text:style-name="P9"><text:span text:style-name="Source_20_Text">bool isReadonly = Environment.MediaMountedReadOnly.Equals(Environment.ExternalStorageState);</text:span></text:p>
      <text:p text:style-name="P2"/>
      <text:p text:style-name="P2">10:03 – I believe the OpenFD only looks at the Assets folder!!!</text:p>
      <text:p text:style-name="P2">So, I need to figure out another way to open the file</text:p>
      <text:p text:style-name="P2">Possibly this way:</text:p>
      <text:p text:style-name="P2"><text:a xlink:type="simple" xlink:href="https://stackoverflow.com/questions/62284025/xamarin-for-android-unable-to-play-mp3-from-external-folder" text:style-name="Internet_20_link" text:visited-style-name="Visited_20_Internet_20_Link">https://stackoverflow.com/questions/62284025/xamarin-for-android-unable-to-play-mp3-from-external-folder</text:a> </text:p>
      <text:p text:style-name="P2"/>
      <text:p text:style-name="P2">10:31 – Woohoo, the above worked!!! My app is now playing music 😃 </text:p>
      <text:p text:style-name="P2">NEXT: Tidy up the code!</text:p>
      <text:p text:style-name="P2"/>
      <text:p text:style-name="P2">11:04 – Code has now been refactored and committed to GitHub.</text:p>
      <text:p text:style-name="P2">NEXT: Alter the code to make the Start button play the music.</text:p>
      <text:p text:style-name="P2"/>
      <text:p text:style-name="P2">14:26 – Now what to work on next????</text:p>
      <text:p text:style-name="P2">NEXT: Allow the user to pick the song to play</text:p>
      <text:p text:style-name="P3">File Picker class</text:p>
      <text:p text:style-name="P2"><text:a xlink:type="simple" xlink:href="https://docs.microsoft.com/en-us/xamarin/essentials/file-picker?tabs=android" text:style-name="Internet_20_link" text:visited-style-name="Visited_20_Internet_20_Link">https://docs.microsoft.com/en-us/xamarin/essentials/file-picker?tabs=android</text:a> </text:p>
      <text:p text:style-name="P2"/>
      <text:p text:style-name="P2">Dammit, that's a plugin!!!!</text:p>
      <text:p text:style-name="P2"/>
      <text:p text:style-name="P2">15:42 – Okay, I need to figure out how to do a file select!</text:p>
      <text:p text:style-name="P2">Browse folder</text:p>
      <text:p text:style-name="P2">List files</text:p>
      <text:p text:style-name="P2"><text:soft-page-break/>Select file </text:p>
      <text:p text:style-name="P2">Select files</text:p>
      <text:p text:style-name="P2"/>
      <text:p text:style-name="P2"/>
      <text:p text:style-name="P3">15 01 2021</text:p>
      <text:p text:style-name="P2">14:37 – Using ListView to get list of files:</text:p>
      <text:p text:style-name="P2"><text:a xlink:type="simple" xlink:href="https://stackoverflow.com/questions/60413481/how-do-i-use-system-io-to-use-listview-to-show-folders-files-on-xamarin-android" text:style-name="Internet_20_link" text:visited-style-name="Visited_20_Internet_20_Link">https://stackoverflow.com/questions/60413481/how-do-i-use-system-io-to-use-listview-to-show-folders-files-on-xamarin-android</text:a> </text:p>
      <text:p text:style-name="P2"/>
      <text:p text:style-name="P2">14:47 – I now have it listing all the files in the music folder.</text:p>
      <text:p text:style-name="P2">NEXT: I need to state what I want the user to be able to do!</text:p>
      <text:p text:style-name="P2"/>
      <text:p text:style-name="P3">Music Choices</text:p>
      <text:p text:style-name="P2"/>
      <text:p text:style-name="P2">Select a single track to be played</text:p>
      <text:p text:style-name="P2">Select a number of tracks to be played</text:p>
      <text:p text:style-name="P2">Select all tracks to be played</text:p>
      <text:p text:style-name="P2">Set random track to be played</text:p>
      <text:p text:style-name="P2">Set volume increases as time passes</text:p>
      <text:p text:style-name="P2">Set repeat track(s) – non stop play</text:p>
      <text:p text:style-name="P2"/>
      <text:p text:style-name="P2">I reckon I will create a new content page with the above options and checkboxes of some sort to allow the selecting/activation of them.</text:p>
      <text:p text:style-name="P2"/>
      <text:p text:style-name="P2">So, how to add checkbox?</text:p>
      <text:p text:style-name="P2"><text:a xlink:type="simple" xlink:href="https://docs.microsoft.com/en-us/xamarin/xamarin-forms/user-interface/checkbox" text:style-name="Internet_20_link" text:visited-style-name="Visited_20_Internet_20_Link">https://docs.microsoft.com/en-us/xamarin/xamarin-forms/user-interface/checkbox</text:a> </text:p>
      <text:p text:style-name="P2"/>
      <text:p text:style-name="P2">And, I now need to find out how to create this page and navigate between that and the main page – I did this in the tutorial's.</text:p>
      <text:p text:style-name="P2"/>
      <text:p text:style-name="P2"><text:a xlink:type="simple" xlink:href="https://stackoverflow.com/questions/25165106/how-do-you-switch-pages-in-xamarin-forms" text:style-name="Internet_20_link" text:visited-style-name="Visited_20_Internet_20_Link">https://stackoverflow.com/questions/25165106/how-do-you-switch-pages-in-xamarin-forms</text:a> </text:p>
      <text:p text:style-name="P2"/>
      <text:p text:style-name="P2"/>
      <text:p text:style-name="P3">16 01 2021</text:p>
      <text:p text:style-name="P2">10:46 – Okay, let's see if I can implement the dotNet method of performing navigation between pages/views.</text:p>
      <text:p text:style-name="P2"/>
      <text:p text:style-name="P2">14:58 – Music Options (configuration page) created.</text:p>
      <text:p text:style-name="P2">NEXT: Implement navigate between that and the main page</text:p>
      <text:p text:style-name="P2"/>
      <text:p text:style-name="P2">13:32 – Navigation between the main page and the Music Options page has now been implemented.</text:p>
      <text:p text:style-name="P2"><text:soft-page-break/>NEXT: Make the music options wor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egoe UI" svg:font-family="'Segoe UI'"/>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2H9M6S</meta:editing-duration>
    <meta:editing-cycles>102</meta:editing-cycles>
    <meta:generator>OpenOffice/4.1.7$Win32 OpenOffice.org_project/417m1$Build-9800</meta:generator>
    <dc:date>2021-01-16T15:33:05.35</dc:date>
    <dc:creator>Chucksta </dc:creator>
    <meta:document-statistic meta:table-count="0" meta:image-count="0" meta:object-count="0" meta:page-count="10" meta:paragraph-count="159" meta:word-count="1364" meta:character-count="9750"/>
    <meta:user-defined meta:name="Info 1"/>
    <meta:user-defined meta:name="Info 2"/>
    <meta:user-defined meta:name="Info 3"/>
    <meta:user-defined meta:name="Info 4"/>
  </office:meta>
</office:document-meta>
</file>